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mfg_macro?language=Python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4"/>
        <table:table-column table:style-name="co3" table:default-cell-style-name="Default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1" table:number-columns-repeated="2" table:default-cell-style-name="ce4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Wed May <text:s/>3 10:35:13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string" calcext:value-type="string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; LEONARD, SANDRA A</text:p>
          </table:table-cell>
          <table:table-cell office:value-type="string" calcext:value-type="string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string" calcext:value-type="string">
            <text:p>68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MACKIN, JAMES ANTHONY TRUSTEE; MACKIN, SUSAN GOLDSTEIN TRUSTEE</text:p>
          </table:table-cell>
          <table:table-cell office:value-type="string" calcext:value-type="string">
            <text:p>2995</text:p>
          </table:table-cell>
          <table:table-cell office:value-type="date" office:date-value="2021-08-23" calcext:value-type="date">
            <text:p>08/23/21</text:p>
          </table:table-cell>
          <table:table-cell office:value-type="string" calcext:value-type="string">
            <text:p>96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4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05-04T11:45:32.375359103</dc:date>
    <meta:editing-duration>P3DT10H37M37S</meta:editing-duration>
    <meta:editing-cycles>79</meta:editing-cycles>
    <meta:generator>LibreOffice/7.5.2.2$Linux_X86_64 LibreOffice_project/50$Build-2</meta:generator>
    <meta:document-statistic meta:table-count="10" meta:cell-count="1061" meta:object-count="1"/>
  </office:meta>
</office:document-meta>
</file>